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339cm"/>
    </style:style>
    <style:style style:name="gr4" style:family="graphic" style:parent-style-name="standard">
      <style:graphic-properties draw:stroke="none" svg:stroke-color="#000000" draw:fill="none" draw:fill-color="#ffffff" fo:min-height="0.242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28cm"/>
    </style:style>
    <style:style style:name="gr7" style:family="graphic" style:parent-style-name="standard">
      <style:graphic-properties draw:stroke="none" svg:stroke-color="#000000" draw:fill="none" draw:fill-color="#ffffff" fo:min-height="0.663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2cm"/>
    </style:style>
    <style:style style:name="gr10" style:family="graphic" style:parent-style-name="standard">
      <style:graphic-properties svg:stroke-width="0cm" draw:marker-start-width="0.2cm" draw:marker-end="" draw:marker-end-width="0.3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marker-start="Symmetric_20_Arrow" draw:marker-end="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68cm"/>
    </style:style>
    <style:style style:name="gr13" style:family="graphic" style:parent-style-name="standard">
      <style:graphic-properties draw:stroke="none" svg:stroke-color="#000000" draw:fill="none" draw:fill-color="#ffffff" fo:min-height="0.632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0.7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8pt"/>
    </style:style>
    <style:style style:name="P6" style:family="paragraph">
      <style:paragraph-properties fo:margin-left="0cm" fo:margin-right="0cm" fo:text-align="center" fo:text-indent="0cm"/>
      <style:text-properties fo:font-size="10pt" fo:font-weight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9pt"/>
    </style:style>
    <style:style style:name="P9" style:family="paragraph">
      <style:paragraph-properties fo:margin-left="0cm" fo:margin-right="0cm" fo:text-indent="0cm"/>
      <style:text-properties fo:font-size="9pt" fo:font-weight="normal"/>
    </style:style>
    <style:style style:name="P10" style:family="paragraph">
      <style:paragraph-properties fo:margin-left="0cm" fo:margin-right="0cm" fo:text-indent="0cm"/>
      <style:text-properties fo:color="#000000" fo:font-size="8pt" fo:font-weight="bold"/>
    </style:style>
    <style:style style:name="P11" style:family="paragraph">
      <style:paragraph-properties fo:margin-left="0cm" fo:margin-right="0cm" fo:text-indent="0cm"/>
      <style:text-properties fo:font-size="10pt"/>
    </style:style>
    <style:style style:name="P12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2pt"/>
    </style:style>
    <style:style style:name="T2" style:family="text">
      <style:text-properties fo:font-size="8pt"/>
    </style:style>
    <style:style style:name="T3" style:family="text">
      <style:text-properties fo:font-size="10pt" fo:font-weight="bold"/>
    </style:style>
    <style:style style:name="T4" style:family="text">
      <style:text-properties fo:font-size="9pt"/>
    </style:style>
    <style:style style:name="T5" style:family="text">
      <style:text-properties fo:font-size="9pt" fo:font-weight="normal"/>
    </style:style>
    <style:style style:name="T6" style:family="text">
      <style:text-properties fo:color="#000000" fo:font-size="8pt" fo:font-weight="bold"/>
    </style:style>
    <style:style style:name="T7" style:family="text">
      <style:text-properties fo:font-size="10pt"/>
    </style:style>
    <style:style style:name="T8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4.468cm" svg:height="5.261cm" svg:x="5.907cm" svg:y="2.68cm">
          <text:p text:style-name="P1"><text:span text:style-name="T1">AT91RM9200</text:span></text:p>
          <text:p text:style-name="P1"><text:span text:style-name="T1">32 MB SDRAM</text:span></text:p>
          <text:p text:style-name="P1"><text:span text:style-name="T1">2MB Serial Fl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109cm" svg:height="3.703cm" svg:x="13.095cm" svg:y="3.459cm"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345cm" svg:y1="4.683cm" svg:x2="13.071cm" svg:y2="4.683cm">
          <text:p text:style-name="P4"/>
        </draw:line>
        <draw:frame draw:style-name="gr3" draw:text-style-name="P5" draw:layer="layout" svg:width="1.322cm" svg:height="0.679cm" svg:x="10.986cm" svg:y="4.146cm">
          <draw:text-box>
            <text:p text:style-name="P4"><text:span text:style-name="T2">Data</text:span></text:p>
          </draw:text-box>
        </draw:frame>
        <draw:line draw:style-name="gr2" draw:text-style-name="P3" draw:layer="layout" svg:x1="10.346cm" svg:y1="5.379cm" svg:x2="13.071cm" svg:y2="5.379cm">
          <text:p text:style-name="P4"/>
        </draw:line>
        <draw:frame draw:style-name="gr4" draw:text-style-name="P5" draw:layer="layout" svg:width="1.737cm" svg:height="0.679cm" svg:x="10.986cm" svg:y="4.803cm">
          <draw:text-box>
            <text:p text:style-name="P4"><text:span text:style-name="T2">Address</text:span></text:p>
          </draw:text-box>
        </draw:frame>
        <draw:line draw:style-name="gr2" draw:text-style-name="P3" draw:layer="layout" svg:x1="10.347cm" svg:y1="6.059cm" svg:x2="13.072cm" svg:y2="6.059cm">
          <text:p text:style-name="P4"/>
        </draw:line>
        <draw:frame draw:style-name="gr4" draw:text-style-name="P5" draw:layer="layout" svg:width="1.285cm" svg:height="0.679cm" svg:x="11.009cm" svg:y="5.499cm">
          <draw:text-box>
            <text:p text:style-name="P4"><text:span text:style-name="T2">Ctrl</text:span></text:p>
          </draw:text-box>
        </draw:frame>
        <draw:custom-shape draw:style-name="gr1" draw:text-style-name="P6" draw:layer="layout" svg:width="2.024cm" svg:height="1.904cm" svg:x="17.557cm" svg:y="4.24cm">
          <text:p text:style-name="P1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6.213cm" svg:y1="5.159cm" svg:x2="17.55cm" svg:y2="5.159cm">
          <text:p text:style-name="P4"/>
        </draw:line>
        <draw:line draw:style-name="gr5" draw:text-style-name="P7" draw:layer="layout" svg:x1="11.007cm" svg:y1="4.462cm" svg:x2="10.752cm" svg:y2="4.87cm">
          <text:p text:style-name="P4"/>
        </draw:line>
        <draw:line draw:style-name="gr5" draw:text-style-name="P7" draw:layer="layout" svg:x1="10.957cm" svg:y1="5.125cm" svg:x2="10.703cm" svg:y2="5.532cm">
          <text:p text:style-name="P4"/>
        </draw:line>
        <draw:line draw:style-name="gr5" draw:text-style-name="P7" draw:layer="layout" svg:x1="10.991cm" svg:y1="5.838cm" svg:x2="10.737cm" svg:y2="6.246cm">
          <text:p text:style-name="P4"/>
        </draw:line>
        <draw:line draw:style-name="gr5" draw:text-style-name="P7" draw:layer="layout" svg:x1="16.913cm" svg:y1="4.977cm" svg:x2="16.583cm" svg:y2="5.291cm">
          <text:p text:style-name="P4"/>
        </draw:line>
        <draw:frame draw:style-name="gr6" draw:text-style-name="P8" draw:layer="layout" svg:width="0.884cm" svg:height="0.878cm" svg:x="16.114cm" svg:y="4.52cm">
          <draw:text-box>
            <text:p text:style-name="P4"><text:span text:style-name="T4">14</text:span></text:p>
          </draw:text-box>
        </draw:frame>
        <draw:frame draw:style-name="gr7" draw:text-style-name="P8" draw:layer="layout" svg:width="0.884cm" svg:height="0.913cm" svg:x="10.525cm" svg:y="4.106cm">
          <draw:text-box>
            <text:p text:style-name="P4"><text:span text:style-name="T4">8</text:span></text:p>
          </draw:text-box>
        </draw:frame>
        <draw:frame draw:style-name="gr7" draw:text-style-name="P8" draw:layer="layout" svg:width="0.884cm" svg:height="0.913cm" svg:x="10.439cm" svg:y="4.706cm">
          <draw:text-box>
            <text:p text:style-name="P4"><text:span text:style-name="T4">11</text:span></text:p>
          </draw:text-box>
        </draw:frame>
        <draw:custom-shape draw:style-name="gr1" draw:text-style-name="P6" draw:id="id1" draw:layer="layout" svg:width="2.152cm" svg:height="1.308cm" svg:x="2.239cm" svg:y="2.813cm">
          <text:p text:style-name="P1"><text:span text:style-name="T3">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id="id3" draw:layer="layout" svg:width="2.152cm" svg:height="1.308cm" svg:x="2.238cm" svg:y="4.667cm">
          <text:p text:style-name="P1"><text:span text:style-name="T3">WIFI</text:span></text:p>
          <text:p text:style-name="P1"><text:span text:style-name="T3">(US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id="id4" draw:layer="layout" svg:width="2.152cm" svg:height="1.308cm" svg:x="2.239cm" svg:y="6.492cm">
          <text:p text:style-name="P1"><text:span text:style-name="T3">Serial</text:span></text:p>
          <text:p text:style-name="P1"><text:span text:style-name="T3">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draw:line-skew="0.026cm" svg:x1="4.391cm" svg:y1="3.467cm" svg:x2="5.907cm" svg:y2="5.31cm" draw:start-shape="id1" draw:start-glue-point="1" draw:end-shape="id2">
          <text:p text:style-name="P4"/>
        </draw:connector>
        <draw:connector draw:style-name="gr8" draw:text-style-name="P7" draw:layer="layout" svg:x1="4.39cm" svg:y1="5.321cm" svg:x2="5.907cm" svg:y2="5.31cm" draw:start-shape="id3" draw:start-glue-point="1" draw:end-shape="id2" draw:end-glue-point="3">
          <text:p text:style-name="P4"/>
        </draw:connector>
        <draw:connector draw:style-name="gr8" draw:text-style-name="P7" draw:layer="layout" draw:line-skew="0.04cm" svg:x1="4.391cm" svg:y1="7.146cm" svg:x2="5.907cm" svg:y2="5.31cm" draw:start-shape="id4" draw:start-glue-point="1" draw:end-shape="id2">
          <text:p text:style-name="P4"/>
        </draw:connector>
        <draw:custom-shape draw:style-name="gr1" draw:text-style-name="P6" draw:layer="layout" svg:width="2.152cm" svg:height="1.308cm" svg:x="7.055cm" svg:y="0.255cm">
          <text:p text:style-name="P1"><text:span text:style-name="T3">ZigBee</text:span></text:p>
          <text:p text:style-name="P1"><text:span text:style-name="T3">Trance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8.123cm" svg:y1="1.588cm" svg:x2="8.123cm" svg:y2="2.648cm">
          <text:p text:style-name="P4"/>
        </draw:line>
        <draw:custom-shape draw:style-name="gr1" draw:text-style-name="P6" draw:layer="layout" svg:width="2.548cm" svg:height="0.931cm" svg:x="11.674cm" svg:y="9.212cm">
          <text:p text:style-name="P1"><text:span text:style-name="T3">IR6, IR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id="id6" draw:layer="layout" svg:width="2.544cm" svg:height="0.937cm" svg:x="9.142cm" svg:y="9.205cm">
          <text:p text:style-name="P1"><text:span text:style-name="T3">RGB_LED 1,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id="id5" draw:layer="layout" svg:width="1.984cm" svg:height="0.77cm" svg:x="6.946cm" svg:y="7.222cm">
          <draw:text-box>
            <text:p text:style-name="P9"><text:span text:style-name="T5">I2C &amp; ISP</text:span></text:p>
          </draw:text-box>
        </draw:frame>
        <draw:line draw:style-name="gr10" draw:text-style-name="P7" draw:layer="layout" svg:x1="10.377cm" svg:y1="2.986cm" svg:x2="14.612cm" svg:y2="2.982cm">
          <text:p text:style-name="P4"/>
        </draw:line>
        <draw:line draw:style-name="gr11" draw:text-style-name="P7" draw:layer="layout" svg:x1="14.631cm" svg:y1="3.456cm" svg:x2="14.631cm" svg:y2="3.001cm">
          <text:p text:style-name="P4"/>
        </draw:line>
        <draw:frame draw:style-name="gr12" draw:text-style-name="P10" draw:layer="layout" svg:width="1.368cm" svg:height="0.683cm" svg:x="14.014cm" svg:y="3.429cm">
          <draw:text-box>
            <text:p text:style-name="P4"><text:span text:style-name="T6">JTAG</text:span></text:p>
          </draw:text-box>
        </draw:frame>
        <draw:frame draw:style-name="gr13" draw:text-style-name="P11" draw:layer="layout" svg:width="3.914cm" svg:height="0.882cm" svg:x="10.831cm" svg:y="2.233cm">
          <draw:text-box>
            <text:p text:style-name="P11"><text:span text:style-name="T7">FPGA Configuration</text:span></text:p>
          </draw:text-box>
        </draw:frame>
        <draw:custom-shape draw:style-name="gr14" draw:text-style-name="P6" draw:layer="layout" svg:width="2.548cm" svg:height="0.931cm" svg:x="11.673cm" svg:y="11.087cm">
          <text:p text:style-name="P1"><text:span text:style-name="T3">IR4, IR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id="id7" draw:layer="layout" svg:width="2.544cm" svg:height="0.937cm" svg:x="9.142cm" svg:y="11.08cm">
          <text:p text:style-name="P1"><text:span text:style-name="T3">RGB_LED 3,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2.548cm" svg:height="0.931cm" svg:x="11.674cm" svg:y="12.96cm">
          <text:p text:style-name="P1"><text:span text:style-name="T3">IR2, IR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id="id8" draw:layer="layout" svg:width="2.544cm" svg:height="0.937cm" svg:x="9.142cm" svg:y="12.953cm">
          <text:p text:style-name="P1"><text:span text:style-name="T3">RGB_LED 4,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548cm" svg:height="0.931cm" svg:x="11.673cm" svg:y="14.835cm">
          <text:p text:style-name="P1"><text:span text:style-name="T3">IR0, I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id="id9" draw:layer="layout" svg:width="2.544cm" svg:height="0.937cm" svg:x="9.142cm" svg:y="14.828cm">
          <text:p text:style-name="P1"><text:span text:style-name="T3">RGB_LED 6,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11.725cm" svg:y1="16.898cm" svg:x2="11.471cm" svg:y2="17.306cm">
          <text:p text:style-name="P4"/>
        </draw:line>
        <draw:custom-shape draw:style-name="gr17" draw:text-style-name="P6" draw:id="id10" draw:layer="layout" svg:width="2.548cm" svg:height="0.931cm" svg:x="9.139cm" svg:y="16.6cm">
          <text:p text:style-name="P1"><text:span text:style-name="T3">Mo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svg:x1="7.938cm" svg:y1="7.992cm" svg:x2="9.142cm" svg:y2="9.673cm" draw:start-shape="id5" draw:end-shape="id6" draw:end-glue-point="3">
          <text:p text:style-name="P4"/>
        </draw:connector>
        <draw:connector draw:style-name="gr18" draw:text-style-name="P7" draw:layer="layout" svg:x1="7.938cm" svg:y1="7.992cm" svg:x2="9.142cm" svg:y2="11.548cm" draw:start-shape="id5" draw:start-glue-point="2" draw:end-shape="id7" draw:end-glue-point="3">
          <text:p text:style-name="P4"/>
        </draw:connector>
        <draw:connector draw:style-name="gr18" draw:text-style-name="P7" draw:layer="layout" svg:x1="7.938cm" svg:y1="7.992cm" svg:x2="9.142cm" svg:y2="13.421cm" draw:start-shape="id5" draw:start-glue-point="2" draw:end-shape="id8" draw:end-glue-point="3">
          <text:p text:style-name="P4"/>
        </draw:connector>
        <draw:connector draw:style-name="gr18" draw:text-style-name="P7" draw:layer="layout" svg:x1="7.938cm" svg:y1="7.992cm" svg:x2="9.142cm" svg:y2="15.296cm" draw:start-shape="id5" draw:start-glue-point="2" draw:end-shape="id9" draw:end-glue-point="3">
          <text:p text:style-name="P4"/>
        </draw:connector>
        <draw:connector draw:style-name="gr18" draw:text-style-name="P7" draw:layer="layout" svg:x1="7.938cm" svg:y1="7.992cm" svg:x2="9.139cm" svg:y2="17.065cm" draw:start-shape="id5" draw:start-glue-point="2" draw:end-shape="id10" draw:end-glue-point="3">
          <text:p text:style-name="P4"/>
        </draw:connector>
        <draw:frame draw:style-name="gr19" draw:text-style-name="P12" draw:layer="layout" svg:width="3.996cm" svg:height="0.964cm" svg:x="14.249cm" svg:y="9.205cm">
          <draw:text-box>
            <text:p text:style-name="P12"><text:span text:style-name="T8">Microcontrolador 1</text:span></text:p>
          </draw:text-box>
        </draw:frame>
        <draw:frame draw:style-name="gr19" draw:text-style-name="P12" draw:layer="layout" svg:width="3.996cm" svg:height="0.964cm" svg:x="14.25cm" svg:y="11.079cm">
          <draw:text-box>
            <text:p text:style-name="P12"><text:span text:style-name="T8">Microcontrolador 2</text:span></text:p>
          </draw:text-box>
        </draw:frame>
        <draw:frame draw:style-name="gr19" draw:text-style-name="P12" draw:layer="layout" svg:width="3.996cm" svg:height="0.964cm" svg:x="14.222cm" svg:y="12.982cm">
          <draw:text-box>
            <text:p text:style-name="P12"><text:span text:style-name="T8">Microcontrolador 3</text:span></text:p>
          </draw:text-box>
        </draw:frame>
        <draw:frame draw:style-name="gr19" draw:text-style-name="P12" draw:layer="layout" svg:width="3.996cm" svg:height="0.964cm" svg:x="14.221cm" svg:y="14.8cm">
          <draw:text-box>
            <text:p text:style-name="P12"><text:span text:style-name="T8">Microcontrolador 4</text:span></text:p>
          </draw:text-box>
        </draw:frame>
        <draw:frame draw:style-name="gr19" draw:text-style-name="P12" draw:layer="layout" svg:width="3.996cm" svg:height="0.964cm" svg:x="14.304cm" svg:y="16.454cm">
          <draw:text-box>
            <text:p text:style-name="P12"><text:span text:style-name="T8">Microcontrolador 5</text:span></text:p>
          </draw:text-box>
        </draw:frame>
        <draw:custom-shape draw:style-name="gr17" draw:text-style-name="P6" draw:id="id11" draw:layer="layout" svg:width="2.548cm" svg:height="0.931cm" svg:x="9.14cm" svg:y="18.062cm">
          <text:p text:style-name="P1"><text:span text:style-name="T3">An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2" draw:layer="layout" svg:width="3.996cm" svg:height="0.964cm" svg:x="14.331cm" svg:y="17.915cm">
          <draw:text-box>
            <text:p text:style-name="P12"><text:span text:style-name="T8">Microcontrolador 6</text:span></text:p>
          </draw:text-box>
        </draw:frame>
        <draw:connector draw:style-name="gr18" draw:text-style-name="P7" draw:layer="layout" svg:x1="7.938cm" svg:y1="7.992cm" svg:x2="9.14cm" svg:y2="18.527cm" draw:start-shape="id5" draw:start-glue-point="2" draw:end-shape="id11" draw:end-glue-point="3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000000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Carlos Camargo</meta:initial-creator>
    <meta:creation-date>2006-11-06T18:12:58</meta:creation-date>
    <dc:creator>Carlos Camargo</dc:creator>
    <dc:date>2007-10-08T12:30:56</dc:date>
    <dc:language>en-AU</dc:language>
    <meta:editing-cycles>68</meta:editing-cycles>
    <meta:editing-duration>PT18H46M40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